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Inter" svg:font-family="Inter, BlinkMacSystemFont, 'Segoe UI', Roboto, Oxygen, Ubuntu, Cantarell, 'Fira Sans', 'Droid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2.101cm" fo:margin-right="0cm" fo:margin-top="0cm" fo:margin-bottom="0cm" style:contextual-spacing="false" fo:text-indent="0cm" style:auto-text-indent="false" fo:background-color="transparent"/>
      <style:text-properties style:font-name="Times New Roman" fo:font-weight="bold" officeooo:rsid="0022d9d8" officeooo:paragraph-rsid="0022d9d8" style:font-weight-asian="bold" style:font-weight-complex="bold"/>
    </style:style>
    <style:style style:name="P2" style:family="paragraph" style:parent-style-name="Preformatted_20_Text">
      <loext:graphic-properties draw:fill="none"/>
      <style:paragraph-properties fo:margin-left="1.799cm" fo:margin-right="0cm" fo:margin-top="0cm" fo:margin-bottom="0cm" style:contextual-spacing="false" fo:text-indent="0cm" style:auto-text-indent="false" fo:background-color="transparent"/>
      <style:text-properties style:font-name="Times New Roman" fo:font-weight="bold" officeooo:rsid="0024d97a" officeooo:paragraph-rsid="0024d97a" style:font-weight-asian="bold" style:font-weight-complex="bold"/>
    </style:style>
    <style:style style:name="P3" style:family="paragraph" style:parent-style-name="Preformatted_20_Text" style:master-page-name="">
      <loext:graphic-properties draw:fill="none"/>
      <style:paragraph-properties fo:margin-left="1.499cm" fo:margin-right="0cm" fo:margin-top="0cm" fo:margin-bottom="0cm" style:contextual-spacing="false" fo:text-indent="0cm" style:auto-text-indent="false" style:page-number="auto" fo:background-color="transparent"/>
      <style:text-properties style:font-name="Times New Roman" fo:font-weight="normal" officeooo:paragraph-rsid="00194e32" style:font-weight-asian="normal" style:font-weight-complex="normal"/>
    </style:style>
    <style:style style:name="P4" style:family="paragraph" style:parent-style-name="Preformatted_20_Text" style:master-page-name="">
      <loext:graphic-properties draw:fill="none"/>
      <style:paragraph-properties fo:margin-left="1cm" fo:margin-right="0cm" fo:margin-top="0cm" fo:margin-bottom="0cm" style:contextual-spacing="false" fo:text-indent="0cm" style:auto-text-indent="false" style:page-number="auto" fo:background-color="transparent"/>
      <style:text-properties style:font-name="Times New Roman" fo:font-weight="normal" officeooo:paragraph-rsid="001ce881" style:font-weight-asian="normal" style:font-weight-complex="normal"/>
    </style:style>
    <style:style style:name="P5" style:family="paragraph" style:parent-style-name="Preformatted_20_Text" style:master-page-name="">
      <loext:graphic-properties draw:fill="none"/>
      <style:paragraph-properties fo:margin-left="1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style:font-name="Times New Roman" officeooo:rsid="00a0290b" officeooo:paragraph-rsid="001ce881"/>
    </style:style>
    <style:style style:name="P6" style:family="paragraph" style:parent-style-name="Preformatted_20_Text" style:master-page-name="">
      <loext:graphic-properties draw:fill="none"/>
      <style:paragraph-properties fo:margin-left="1cm" fo:margin-right="0cm" fo:margin-top="0cm" fo:margin-bottom="0cm" style:contextual-spacing="false" fo:text-indent="0cm" style:auto-text-indent="false" style:page-number="auto" fo:background-color="transparent"/>
      <style:text-properties style:font-name="Times New Roman" officeooo:rsid="00a0290b" officeooo:paragraph-rsid="00194e32"/>
    </style:style>
    <style:style style:name="P7" style:family="paragraph" style:parent-style-name="Preformatted_20_Text">
      <loext:graphic-properties draw:fill="none"/>
      <style:paragraph-properties fo:margin-left="3.401cm" fo:margin-right="0cm" fo:margin-top="0cm" fo:margin-bottom="0cm" style:contextual-spacing="false" fo:text-indent="0cm" style:auto-text-indent="false" fo:background-color="transparent">
        <style:tab-stops>
          <style:tab-stop style:position="1.699cm"/>
        </style:tab-stops>
      </style:paragraph-properties>
      <style:text-properties style:font-name="Times New Roman" officeooo:paragraph-rsid="00194e32"/>
    </style:style>
    <style:style style:name="P8" style:family="paragraph" style:parent-style-name="Preformatted_20_Text" style:master-page-name="">
      <loext:graphic-properties draw:fill="none"/>
      <style:paragraph-properties fo:margin-left="1cm" fo:margin-right="0cm" fo:margin-top="0cm" fo:margin-bottom="0cm" style:contextual-spacing="false" fo:text-indent="0cm" style:auto-text-indent="false" style:page-number="auto" fo:background-color="transparent">
        <style:tab-stops/>
      </style:paragraph-properties>
      <style:text-properties style:font-name="Times New Roman" officeooo:paragraph-rsid="00194e32"/>
    </style:style>
    <style:style style:name="P9" style:family="paragraph" style:parent-style-name="Preformatted_20_Text">
      <loext:graphic-properties draw:fill="none"/>
      <style:paragraph-properties fo:margin-left="1cm" fo:margin-right="0cm" fo:margin-top="0cm" fo:margin-bottom="0cm" style:contextual-spacing="false" fo:text-indent="0cm" style:auto-text-indent="false" fo:background-color="transparent">
        <style:tab-stops/>
      </style:paragraph-properties>
      <style:text-properties style:font-name="Times New Roman" officeooo:paragraph-rsid="00194e32"/>
    </style:style>
    <style:style style:name="P10" style:family="paragraph" style:parent-style-name="Preformatted_20_Text" style:master-page-name="">
      <loext:graphic-properties draw:fill="none"/>
      <style:paragraph-properties fo:margin-left="2cm" fo:margin-right="0cm" fo:margin-top="0cm" fo:margin-bottom="0cm" style:contextual-spacing="false" fo:text-indent="0cm" style:auto-text-indent="false" style:page-number="auto" fo:background-color="transparent">
        <style:tab-stops/>
      </style:paragraph-properties>
      <style:text-properties style:font-name="Times New Roman" officeooo:paragraph-rsid="00194e32"/>
    </style:style>
    <style:style style:name="P11" style:family="paragraph" style:parent-style-name="Preformatted_20_Text">
      <loext:graphic-properties draw:fill="none"/>
      <style:paragraph-properties fo:margin-left="2cm" fo:margin-right="0cm" fo:margin-top="0cm" fo:margin-bottom="0cm" style:contextual-spacing="false" fo:text-indent="0cm" style:auto-text-indent="false" fo:background-color="transparent">
        <style:tab-stops/>
      </style:paragraph-properties>
      <style:text-properties style:font-name="Times New Roman" officeooo:paragraph-rsid="00194e32"/>
    </style:style>
    <style:style style:name="P12" style:family="paragraph" style:parent-style-name="Preformatted_20_Text">
      <loext:graphic-properties draw:fill="none"/>
      <style:paragraph-properties fo:margin-left="1cm" fo:margin-right="0cm" fo:margin-top="0cm" fo:margin-bottom="0cm" style:contextual-spacing="false" fo:text-indent="0cm" style:auto-text-indent="false" fo:background-color="transparent">
        <style:tab-stops/>
      </style:paragraph-properties>
      <style:text-properties style:font-name="Times New Roman" officeooo:paragraph-rsid="001ce881"/>
    </style:style>
    <style:style style:name="P13" style:family="paragraph" style:parent-style-name="Preformatted_20_Text">
      <loext:graphic-properties draw:fill="none"/>
      <style:paragraph-properties fo:margin-left="2.101cm" fo:margin-right="0cm" fo:margin-top="0cm" fo:margin-bottom="0cm" style:contextual-spacing="false" fo:text-indent="0cm" style:auto-text-indent="false" fo:background-color="transparent"/>
      <style:text-properties style:font-name="Times New Roman" fo:font-style="italic" officeooo:paragraph-rsid="00194e32" style:font-style-asian="italic" style:font-style-complex="italic"/>
    </style:style>
    <style:style style:name="P14" style:family="paragraph" style:parent-style-name="Preformatted_20_Text" style:master-page-name="">
      <loext:graphic-properties draw:fill="none"/>
      <style:paragraph-properties fo:margin-left="3.099cm" fo:margin-right="0cm" fo:margin-top="0cm" fo:margin-bottom="0cm" style:contextual-spacing="false" fo:text-indent="0cm" style:auto-text-indent="false" style:page-number="auto" fo:background-color="transparent"/>
      <style:text-properties style:font-name="Times New Roman" fo:font-style="italic" officeooo:paragraph-rsid="00194e32" style:font-style-asian="italic" style:font-style-complex="italic"/>
    </style:style>
    <style:style style:name="P15" style:family="paragraph" style:parent-style-name="Preformatted_20_Text">
      <loext:graphic-properties draw:fill="none"/>
      <style:paragraph-properties fo:margin-left="3.099cm" fo:margin-right="0cm" fo:margin-top="0cm" fo:margin-bottom="0cm" style:contextual-spacing="false" fo:text-indent="0cm" style:auto-text-indent="false" fo:background-color="transparent"/>
      <style:text-properties style:font-name="Times New Roman" fo:font-style="italic" officeooo:paragraph-rsid="00194e32" style:font-style-asian="italic" style:font-style-complex="italic"/>
    </style:style>
    <style:style style:name="P16" style:family="paragraph" style:parent-style-name="Preformatted_20_Text" style:master-page-name="">
      <loext:graphic-properties draw:fill="none"/>
      <style:paragraph-properties fo:margin-left="5.001cm" fo:margin-right="0cm" fo:margin-top="0cm" fo:margin-bottom="0cm" style:contextual-spacing="false" fo:text-indent="0cm" style:auto-text-indent="false" style:page-number="auto" fo:background-color="transparent"/>
      <style:text-properties style:font-name="Times New Roman" fo:font-style="italic" officeooo:paragraph-rsid="00194e32" style:font-style-asian="italic" style:font-style-complex="italic"/>
    </style:style>
    <style:style style:name="P17" style:family="paragraph" style:parent-style-name="Preformatted_20_Text" style:master-page-name="">
      <loext:graphic-properties draw:fill="none"/>
      <style:paragraph-properties fo:margin-left="5.9cm" fo:margin-right="0cm" fo:margin-top="0cm" fo:margin-bottom="0cm" style:contextual-spacing="false" fo:text-indent="0cm" style:auto-text-indent="false" style:page-number="auto" fo:background-color="transparent"/>
      <style:text-properties style:font-name="Times New Roman" fo:font-style="italic" officeooo:paragraph-rsid="00194e32" style:font-style-asian="italic" style:font-style-complex="italic"/>
    </style:style>
    <style:style style:name="P18" style:family="paragraph" style:parent-style-name="Preformatted_20_Text" style:master-page-name="">
      <loext:graphic-properties draw:fill="none"/>
      <style:paragraph-properties fo:margin-left="6.001cm" fo:margin-right="0cm" fo:margin-top="0cm" fo:margin-bottom="0cm" style:contextual-spacing="false" fo:text-indent="0cm" style:auto-text-indent="false" style:page-number="auto" fo:background-color="transparent"/>
      <style:text-properties style:font-name="Times New Roman" fo:font-style="italic" officeooo:paragraph-rsid="00194e32" style:font-style-asian="italic" style:font-style-complex="italic"/>
    </style:style>
    <style:style style:name="P19" style:family="paragraph" style:parent-style-name="Preformatted_20_Text">
      <loext:graphic-properties draw:fill="none"/>
      <style:paragraph-properties fo:margin-left="6.001cm" fo:margin-right="0cm" fo:margin-top="0cm" fo:margin-bottom="0cm" style:contextual-spacing="false" fo:text-indent="0cm" style:auto-text-indent="false" fo:background-color="transparent"/>
      <style:text-properties style:font-name="Times New Roman" fo:font-style="italic" officeooo:paragraph-rsid="00194e32" style:font-style-asian="italic" style:font-style-complex="italic"/>
    </style:style>
    <style:style style:name="P20" style:family="paragraph" style:parent-style-name="Preformatted_20_Text" style:master-page-name="">
      <loext:graphic-properties draw:fill="none"/>
      <style:paragraph-properties fo:margin-left="5.001cm" fo:margin-right="0cm" fo:margin-top="0cm" fo:margin-bottom="0cm" style:contextual-spacing="false" fo:text-indent="0cm" style:auto-text-indent="false" style:page-number="auto" fo:background-color="transparent"/>
      <style:text-properties style:font-name="Times New Roman" fo:font-style="italic" officeooo:paragraph-rsid="0022d9d8" style:font-style-asian="italic" style:font-style-complex="italic"/>
    </style:style>
    <style:style style:name="P21" style:family="paragraph" style:parent-style-name="Preformatted_20_Text" style:master-page-name="">
      <loext:graphic-properties draw:fill="none"/>
      <style:paragraph-properties fo:margin-left="3cm" fo:margin-right="0cm" fo:margin-top="0cm" fo:margin-bottom="0cm" style:contextual-spacing="false" fo:text-indent="0cm" style:auto-text-indent="false" style:page-number="auto" fo:background-color="transparent"/>
      <style:text-properties style:font-name="Times New Roman" fo:font-style="italic" style:text-underline-style="none" officeooo:paragraph-rsid="0024d97a" style:font-style-asian="italic" style:font-style-complex="italic"/>
    </style:style>
    <style:style style:name="P22" style:family="paragraph" style:parent-style-name="Preformatted_20_Text">
      <loext:graphic-properties draw:fill="none"/>
      <style:paragraph-properties fo:margin-left="3cm" fo:margin-right="0cm" fo:margin-top="0cm" fo:margin-bottom="0cm" style:contextual-spacing="false" fo:text-indent="0cm" style:auto-text-indent="false" fo:background-color="transparent"/>
      <style:text-properties style:font-name="Times New Roman" fo:font-style="italic" style:text-underline-style="none" officeooo:paragraph-rsid="0024d97a" style:font-style-asian="italic" style:font-style-complex="italic"/>
    </style:style>
    <style:style style:name="P23" style:family="paragraph" style:parent-style-name="Preformatted_20_Text">
      <loext:graphic-properties draw:fill="none"/>
      <style:paragraph-properties fo:margin-left="1.799cm" fo:margin-right="0cm" fo:margin-top="0cm" fo:margin-bottom="0cm" style:contextual-spacing="false" fo:text-indent="0cm" style:auto-text-indent="false" fo:background-color="transparent"/>
      <style:text-properties style:font-name="Times New Roman" officeooo:rsid="00b4ac2f" officeooo:paragraph-rsid="00194e32"/>
    </style:style>
    <style:style style:name="P24" style:family="paragraph" style:parent-style-name="Preformatted_20_Text">
      <loext:graphic-properties draw:fill="none"/>
      <style:paragraph-properties fo:margin-left="2.499cm" fo:margin-right="0cm" fo:margin-top="0cm" fo:margin-bottom="0cm" style:contextual-spacing="false" fo:text-indent="0cm" style:auto-text-indent="false" fo:background-color="transparent"/>
      <style:text-properties style:font-name="Times New Roman" officeooo:rsid="00b4ac2f" officeooo:paragraph-rsid="00194e32"/>
    </style:style>
    <style:style style:name="P25" style:family="paragraph" style:parent-style-name="Preformatted_20_Text">
      <style:text-properties style:font-name="Times New Roman" officeooo:paragraph-rsid="00194e32"/>
    </style:style>
    <style:style style:name="P26" style:family="paragraph" style:parent-style-name="Preformatted_20_Text" style:master-page-name="">
      <loext:graphic-properties draw:fill="none"/>
      <style:paragraph-properties fo:margin-left="1cm" fo:margin-right="0cm" fo:margin-top="0cm" fo:margin-bottom="0cm" style:contextual-spacing="false" fo:text-indent="0cm" style:auto-text-indent="false" style:page-number="auto" fo:background-color="transparent"/>
      <style:text-properties style:font-name="Times New Roman" officeooo:paragraph-rsid="00194e32"/>
    </style:style>
    <style:style style:name="P27" style:family="paragraph" style:parent-style-name="Preformatted_20_Text">
      <loext:graphic-properties draw:fill="none"/>
      <style:paragraph-properties fo:margin-left="1cm" fo:margin-right="0cm" fo:margin-top="0cm" fo:margin-bottom="0cm" style:contextual-spacing="false" fo:text-indent="0cm" style:auto-text-indent="false" fo:background-color="transparent"/>
      <style:text-properties style:font-name="Times New Roman" officeooo:paragraph-rsid="00194e32"/>
    </style:style>
    <style:style style:name="P28" style:family="paragraph" style:parent-style-name="Preformatted_20_Text" style:master-page-name="">
      <loext:graphic-properties draw:fill="none"/>
      <style:paragraph-properties fo:margin-left="2cm" fo:margin-right="0cm" fo:margin-top="0cm" fo:margin-bottom="0cm" style:contextual-spacing="false" fo:text-indent="0cm" style:auto-text-indent="false" style:page-number="auto" fo:background-color="transparent"/>
      <style:text-properties style:font-name="Times New Roman" officeooo:paragraph-rsid="00194e32"/>
    </style:style>
    <style:style style:name="P29" style:family="paragraph" style:parent-style-name="Preformatted_20_Text">
      <loext:graphic-properties draw:fill="none"/>
      <style:paragraph-properties fo:margin-left="2cm" fo:margin-right="0cm" fo:margin-top="0cm" fo:margin-bottom="0cm" style:contextual-spacing="false" fo:text-indent="0cm" style:auto-text-indent="false" fo:background-color="transparent"/>
      <style:text-properties style:font-name="Times New Roman" officeooo:paragraph-rsid="00194e32"/>
    </style:style>
    <style:style style:name="P30" style:family="paragraph" style:parent-style-name="Preformatted_20_Text" style:master-page-name="">
      <loext:graphic-properties draw:fill="none"/>
      <style:paragraph-properties fo:margin-left="2.9cm" fo:margin-right="0cm" fo:margin-top="0cm" fo:margin-bottom="0cm" style:contextual-spacing="false" fo:text-indent="0cm" style:auto-text-indent="false" style:page-number="auto" fo:background-color="transparent"/>
      <style:text-properties style:font-name="Times New Roman" officeooo:paragraph-rsid="00194e32"/>
    </style:style>
    <style:style style:name="P31" style:family="paragraph" style:parent-style-name="Preformatted_20_Text">
      <loext:graphic-properties draw:fill="none"/>
      <style:paragraph-properties fo:margin-left="2.9cm" fo:margin-right="0cm" fo:margin-top="0cm" fo:margin-bottom="0cm" style:contextual-spacing="false" fo:text-indent="0cm" style:auto-text-indent="false" fo:background-color="transparent"/>
      <style:text-properties style:font-name="Times New Roman" officeooo:paragraph-rsid="00194e32"/>
    </style:style>
    <style:style style:name="P32" style:family="paragraph" style:parent-style-name="Preformatted_20_Text" style:master-page-name="">
      <loext:graphic-properties draw:fill="none"/>
      <style:paragraph-properties fo:margin-left="3cm" fo:margin-right="0cm" fo:margin-top="0cm" fo:margin-bottom="0cm" style:contextual-spacing="false" fo:text-indent="0cm" style:auto-text-indent="false" style:page-number="auto" fo:background-color="transparent"/>
      <style:text-properties style:font-name="Times New Roman" officeooo:paragraph-rsid="00194e32"/>
    </style:style>
    <style:style style:name="P33" style:family="paragraph" style:parent-style-name="Preformatted_20_Text" style:master-page-name="">
      <loext:graphic-properties draw:fill="none"/>
      <style:paragraph-properties fo:margin-left="2.401cm" fo:margin-right="0cm" fo:margin-top="0cm" fo:margin-bottom="0cm" style:contextual-spacing="false" fo:text-indent="0cm" style:auto-text-indent="false" style:page-number="auto" fo:background-color="transparent"/>
      <style:text-properties style:font-name="Times New Roman" officeooo:paragraph-rsid="00194e32"/>
    </style:style>
    <style:style style:name="P34" style:family="paragraph" style:parent-style-name="Preformatted_20_Text" style:master-page-name="">
      <loext:graphic-properties draw:fill="none"/>
      <style:paragraph-properties fo:margin-left="1.499cm" fo:margin-right="0cm" fo:margin-top="0cm" fo:margin-bottom="0cm" style:contextual-spacing="false" fo:text-indent="0cm" style:auto-text-indent="false" style:page-number="auto" fo:background-color="transparent"/>
      <style:text-properties style:font-name="Times New Roman" officeooo:paragraph-rsid="00194e32"/>
    </style:style>
    <style:style style:name="P35" style:family="paragraph" style:parent-style-name="Preformatted_20_Text">
      <loext:graphic-properties draw:fill="none"/>
      <style:paragraph-properties fo:margin-left="1.499cm" fo:margin-right="0cm" fo:margin-top="0cm" fo:margin-bottom="0cm" style:contextual-spacing="false" fo:text-indent="0cm" style:auto-text-indent="false" fo:background-color="transparent"/>
      <style:text-properties style:font-name="Times New Roman" officeooo:paragraph-rsid="00194e32"/>
    </style:style>
    <style:style style:name="P36" style:family="paragraph" style:parent-style-name="Preformatted_20_Text" style:master-page-name="">
      <loext:graphic-properties draw:fill="none"/>
      <style:paragraph-properties fo:margin-left="4.001cm" fo:margin-right="0cm" fo:margin-top="0cm" fo:margin-bottom="0cm" style:contextual-spacing="false" fo:text-indent="0cm" style:auto-text-indent="false" style:page-number="auto" fo:background-color="transparent"/>
      <style:text-properties style:font-name="Times New Roman" officeooo:paragraph-rsid="00194e32"/>
    </style:style>
    <style:style style:name="P37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text-indent="0cm" style:auto-text-indent="false" fo:background-color="transparent"/>
      <style:text-properties style:font-name="Times New Roman" officeooo:paragraph-rsid="00194e32"/>
    </style:style>
    <style:style style:name="P38" style:family="paragraph" style:parent-style-name="Preformatted_20_Text" style:master-page-name="">
      <loext:graphic-properties draw:fill="none"/>
      <style:paragraph-properties fo:margin-left="2.499cm" fo:margin-right="0cm" fo:margin-top="0cm" fo:margin-bottom="0cm" style:contextual-spacing="false" fo:text-indent="0cm" style:auto-text-indent="false" style:page-number="auto" fo:background-color="transparent"/>
      <style:text-properties style:font-name="Times New Roman" officeooo:paragraph-rsid="00194e32"/>
    </style:style>
    <style:style style:name="P39" style:family="paragraph" style:parent-style-name="Preformatted_20_Text">
      <loext:graphic-properties draw:fill="none"/>
      <style:paragraph-properties fo:margin-left="2.499cm" fo:margin-right="0cm" fo:margin-top="0cm" fo:margin-bottom="0cm" style:contextual-spacing="false" fo:text-indent="0cm" style:auto-text-indent="false" fo:background-color="transparent"/>
      <style:text-properties style:font-name="Times New Roman" officeooo:paragraph-rsid="00194e32"/>
    </style:style>
    <style:style style:name="P40" style:family="paragraph" style:parent-style-name="Preformatted_20_Text" style:master-page-name="">
      <loext:graphic-properties draw:fill="none"/>
      <style:paragraph-properties fo:margin-left="3.401cm" fo:margin-right="0cm" fo:margin-top="0cm" fo:margin-bottom="0cm" style:contextual-spacing="false" fo:text-indent="0cm" style:auto-text-indent="false" style:page-number="auto" fo:background-color="transparent"/>
      <style:text-properties style:font-name="Times New Roman" officeooo:paragraph-rsid="00194e32"/>
    </style:style>
    <style:style style:name="P41" style:family="paragraph" style:parent-style-name="Preformatted_20_Text" style:master-page-name="">
      <loext:graphic-properties draw:fill="none"/>
      <style:paragraph-properties fo:margin-left="3.3cm" fo:margin-right="0cm" fo:margin-top="0cm" fo:margin-bottom="0cm" style:contextual-spacing="false" fo:text-indent="0cm" style:auto-text-indent="false" style:page-number="auto" fo:background-color="transparent"/>
      <style:text-properties style:font-name="Times New Roman" officeooo:paragraph-rsid="00194e32"/>
    </style:style>
    <style:style style:name="P42" style:family="paragraph" style:parent-style-name="Preformatted_20_Text">
      <loext:graphic-properties draw:fill="none"/>
      <style:paragraph-properties fo:margin-left="3.3cm" fo:margin-right="0cm" fo:margin-top="0cm" fo:margin-bottom="0cm" style:contextual-spacing="false" fo:text-indent="0cm" style:auto-text-indent="false" fo:background-color="transparent"/>
      <style:text-properties style:font-name="Times New Roman" officeooo:paragraph-rsid="00194e32"/>
    </style:style>
    <style:style style:name="P43" style:family="paragraph" style:parent-style-name="Preformatted_20_Text" style:master-page-name="">
      <loext:graphic-properties draw:fill="none"/>
      <style:paragraph-properties fo:margin-left="1.101cm" fo:margin-right="0cm" fo:margin-top="0cm" fo:margin-bottom="0cm" style:contextual-spacing="false" fo:text-indent="0cm" style:auto-text-indent="false" style:page-number="auto" fo:background-color="transparent"/>
      <style:text-properties style:font-name="Times New Roman" officeooo:paragraph-rsid="00194e32"/>
    </style:style>
    <style:style style:name="P44" style:family="paragraph" style:parent-style-name="Preformatted_20_Text">
      <loext:graphic-properties draw:fill="none"/>
      <style:paragraph-properties fo:margin-left="3.701cm" fo:margin-right="0cm" fo:margin-top="0cm" fo:margin-bottom="0cm" style:contextual-spacing="false" fo:text-indent="0cm" style:auto-text-indent="false" fo:background-color="transparent"/>
      <style:text-properties style:font-name="Times New Roman" officeooo:paragraph-rsid="00194e32"/>
    </style:style>
    <style:style style:name="P45" style:family="paragraph" style:parent-style-name="Preformatted_20_Text" style:master-page-name="">
      <loext:graphic-properties draw:fill="none"/>
      <style:paragraph-properties fo:margin-left="3.799cm" fo:margin-right="0cm" fo:margin-top="0cm" fo:margin-bottom="0cm" style:contextual-spacing="false" fo:text-indent="0cm" style:auto-text-indent="false" style:page-number="auto" fo:background-color="transparent"/>
      <style:text-properties style:font-name="Times New Roman" officeooo:paragraph-rsid="00194e32"/>
    </style:style>
    <style:style style:name="P46" style:family="paragraph" style:parent-style-name="Preformatted_20_Text">
      <loext:graphic-properties draw:fill="none"/>
      <style:paragraph-properties fo:margin-left="6.301cm" fo:margin-right="0cm" fo:margin-top="0cm" fo:margin-bottom="0cm" style:contextual-spacing="false" fo:text-indent="0cm" style:auto-text-indent="false" fo:background-color="transparent"/>
      <style:text-properties style:font-name="Times New Roman" officeooo:paragraph-rsid="00194e32"/>
    </style:style>
    <style:style style:name="P47" style:family="paragraph" style:parent-style-name="Preformatted_20_Text" style:master-page-name="">
      <loext:graphic-properties draw:fill="none"/>
      <style:paragraph-properties fo:margin-left="2.101cm" fo:margin-right="0cm" fo:margin-top="0cm" fo:margin-bottom="0cm" style:contextual-spacing="false" fo:text-indent="0cm" style:auto-text-indent="false" style:page-number="auto" fo:background-color="transparent"/>
      <style:text-properties style:font-name="Times New Roman" officeooo:paragraph-rsid="00194e32"/>
    </style:style>
    <style:style style:name="P48" style:family="paragraph" style:parent-style-name="Preformatted_20_Text">
      <loext:graphic-properties draw:fill="none"/>
      <style:paragraph-properties fo:margin-left="2.101cm" fo:margin-right="0cm" fo:margin-top="0cm" fo:margin-bottom="0cm" style:contextual-spacing="false" fo:text-indent="0cm" style:auto-text-indent="false" fo:background-color="transparent"/>
      <style:text-properties style:font-name="Times New Roman" officeooo:paragraph-rsid="00194e32"/>
    </style:style>
    <style:style style:name="P49" style:family="paragraph" style:parent-style-name="Preformatted_20_Text" style:master-page-name="">
      <loext:graphic-properties draw:fill="none"/>
      <style:paragraph-properties fo:margin-left="0.499cm" fo:margin-right="0cm" fo:margin-top="0cm" fo:margin-bottom="0cm" style:contextual-spacing="false" fo:text-indent="0cm" style:auto-text-indent="false" style:page-number="auto" fo:background-color="transparent"/>
      <style:text-properties style:font-name="Times New Roman" officeooo:paragraph-rsid="00194e32"/>
    </style:style>
    <style:style style:name="P50" style:family="paragraph" style:parent-style-name="Preformatted_20_Text" style:master-page-name="">
      <loext:graphic-properties draw:fill="none"/>
      <style:paragraph-properties fo:margin-left="1.799cm" fo:margin-right="0cm" fo:margin-top="0cm" fo:margin-bottom="0cm" style:contextual-spacing="false" fo:text-indent="0cm" style:auto-text-indent="false" style:page-number="auto" fo:background-color="transparent"/>
      <style:text-properties style:font-name="Times New Roman" officeooo:paragraph-rsid="00194e32"/>
    </style:style>
    <style:style style:name="P51" style:family="paragraph" style:parent-style-name="Preformatted_20_Text">
      <loext:graphic-properties draw:fill="none"/>
      <style:paragraph-properties fo:margin-left="1.799cm" fo:margin-right="0cm" fo:margin-top="0cm" fo:margin-bottom="0cm" style:contextual-spacing="false" fo:text-indent="0cm" style:auto-text-indent="false" fo:background-color="transparent"/>
      <style:text-properties style:font-name="Times New Roman" officeooo:paragraph-rsid="00194e32"/>
    </style:style>
    <style:style style:name="P52" style:family="paragraph" style:parent-style-name="Preformatted_20_Text">
      <style:text-properties style:font-name="Times New Roman" officeooo:rsid="001a7370" officeooo:paragraph-rsid="001a7370"/>
    </style:style>
    <style:style style:name="P53" style:family="paragraph" style:parent-style-name="Preformatted_20_Text" style:master-page-name="">
      <loext:graphic-properties draw:fill="none"/>
      <style:paragraph-properties fo:margin-left="1cm" fo:margin-right="0cm" fo:margin-top="0cm" fo:margin-bottom="0cm" style:contextual-spacing="false" fo:text-indent="0cm" style:auto-text-indent="false" style:page-number="auto" fo:background-color="transparent"/>
      <style:text-properties style:font-name="Times New Roman" officeooo:paragraph-rsid="001a7370"/>
    </style:style>
    <style:style style:name="P54" style:family="paragraph" style:parent-style-name="Preformatted_20_Text">
      <loext:graphic-properties draw:fill="none"/>
      <style:paragraph-properties fo:margin-left="2cm" fo:margin-right="0cm" fo:margin-top="0cm" fo:margin-bottom="0cm" style:contextual-spacing="false" fo:text-indent="0cm" style:auto-text-indent="false" fo:background-color="transparent"/>
      <style:text-properties style:font-name="Times New Roman" officeooo:paragraph-rsid="001a7370"/>
    </style:style>
    <style:style style:name="P55" style:family="paragraph" style:parent-style-name="Preformatted_20_Text" style:master-page-name="">
      <loext:graphic-properties draw:fill="none"/>
      <style:paragraph-properties fo:margin-left="1cm" fo:margin-right="0cm" fo:margin-top="0cm" fo:margin-bottom="0cm" style:contextual-spacing="false" fo:text-indent="0cm" style:auto-text-indent="false" style:page-number="auto" fo:background-color="transparent"/>
      <style:text-properties style:font-name="Times New Roman" officeooo:paragraph-rsid="001adf3c"/>
    </style:style>
    <style:style style:name="P56" style:family="paragraph" style:parent-style-name="Preformatted_20_Text">
      <loext:graphic-properties draw:fill="none"/>
      <style:paragraph-properties fo:margin-left="1cm" fo:margin-right="0cm" fo:margin-top="0cm" fo:margin-bottom="0cm" style:contextual-spacing="false" fo:text-indent="0cm" style:auto-text-indent="false" fo:background-color="transparent"/>
      <style:text-properties style:font-name="Times New Roman" officeooo:paragraph-rsid="001adf3c"/>
    </style:style>
    <style:style style:name="P57" style:family="paragraph" style:parent-style-name="Preformatted_20_Text">
      <loext:graphic-properties draw:fill="none"/>
      <style:paragraph-properties fo:margin-left="2cm" fo:margin-right="0cm" fo:margin-top="0cm" fo:margin-bottom="0cm" style:contextual-spacing="false" fo:text-indent="0cm" style:auto-text-indent="false" fo:background-color="transparent"/>
      <style:text-properties style:font-name="Times New Roman" officeooo:paragraph-rsid="001adf3c"/>
    </style:style>
    <style:style style:name="P58" style:family="paragraph" style:parent-style-name="Preformatted_20_Text" style:master-page-name="">
      <loext:graphic-properties draw:fill="none"/>
      <style:paragraph-properties fo:margin-left="2.499cm" fo:margin-right="0cm" fo:margin-top="0cm" fo:margin-bottom="0cm" style:contextual-spacing="false" fo:text-indent="0cm" style:auto-text-indent="false" style:page-number="auto" fo:background-color="transparent"/>
      <style:text-properties style:font-name="Times New Roman" officeooo:paragraph-rsid="001adf3c"/>
    </style:style>
    <style:style style:name="P59" style:family="paragraph" style:parent-style-name="Preformatted_20_Text" style:master-page-name="">
      <loext:graphic-properties draw:fill="none"/>
      <style:paragraph-properties fo:margin-left="1.499cm" fo:margin-right="0cm" fo:margin-top="0cm" fo:margin-bottom="0cm" style:contextual-spacing="false" fo:text-indent="0cm" style:auto-text-indent="false" style:page-number="auto" fo:background-color="transparent"/>
      <style:text-properties style:font-name="Times New Roman" officeooo:paragraph-rsid="001ce881"/>
    </style:style>
    <style:style style:name="P60" style:family="paragraph" style:parent-style-name="Preformatted_20_Text">
      <loext:graphic-properties draw:fill="none"/>
      <style:paragraph-properties fo:margin-left="1.499cm" fo:margin-right="0cm" fo:margin-top="0cm" fo:margin-bottom="0cm" style:contextual-spacing="false" fo:text-indent="0cm" style:auto-text-indent="false" fo:background-color="transparent"/>
      <style:text-properties style:font-name="Times New Roman" officeooo:paragraph-rsid="001ce881"/>
    </style:style>
    <style:style style:name="P61" style:family="paragraph" style:parent-style-name="Preformatted_20_Text" style:master-page-name="">
      <loext:graphic-properties draw:fill="none"/>
      <style:paragraph-properties fo:margin-left="1cm" fo:margin-right="0cm" fo:margin-top="0cm" fo:margin-bottom="0cm" style:contextual-spacing="false" fo:text-indent="0cm" style:auto-text-indent="false" style:page-number="auto" fo:background-color="transparent"/>
      <style:text-properties style:font-name="Times New Roman" officeooo:paragraph-rsid="001ce881"/>
    </style:style>
    <style:style style:name="P62" style:family="paragraph" style:parent-style-name="Preformatted_20_Text">
      <loext:graphic-properties draw:fill="none"/>
      <style:paragraph-properties fo:margin-left="1cm" fo:margin-right="0cm" fo:margin-top="0cm" fo:margin-bottom="0cm" style:contextual-spacing="false" fo:text-indent="0cm" style:auto-text-indent="false" fo:background-color="transparent"/>
      <style:text-properties style:font-name="Times New Roman" officeooo:paragraph-rsid="001ce881"/>
    </style:style>
    <style:style style:name="P63" style:family="paragraph" style:parent-style-name="Preformatted_20_Text">
      <loext:graphic-properties draw:fill="none"/>
      <style:paragraph-properties fo:margin-left="2cm" fo:margin-right="0cm" fo:margin-top="0cm" fo:margin-bottom="0cm" style:contextual-spacing="false" fo:text-indent="0cm" style:auto-text-indent="false" fo:background-color="transparent"/>
      <style:text-properties style:font-name="Times New Roman" officeooo:paragraph-rsid="001ce881"/>
    </style:style>
    <style:style style:name="P64" style:family="paragraph" style:parent-style-name="Preformatted_20_Text" style:master-page-name="">
      <loext:graphic-properties draw:fill="none"/>
      <style:paragraph-properties fo:margin-left="2.101cm" fo:margin-right="0cm" fo:margin-top="0cm" fo:margin-bottom="0cm" style:contextual-spacing="false" fo:text-indent="0cm" style:auto-text-indent="false" style:page-number="auto" fo:background-color="transparent"/>
      <style:text-properties style:font-name="Times New Roman" officeooo:paragraph-rsid="001ce881"/>
    </style:style>
    <style:style style:name="P65" style:family="paragraph" style:parent-style-name="Preformatted_20_Text">
      <loext:graphic-properties draw:fill="none"/>
      <style:paragraph-properties fo:margin-left="2.499cm" fo:margin-right="0cm" fo:margin-top="0cm" fo:margin-bottom="0cm" style:contextual-spacing="false" fo:text-indent="0cm" style:auto-text-indent="false" fo:background-color="transparent"/>
      <style:text-properties style:font-name="Times New Roman" style:text-underline-style="none" fo:font-weight="bold" officeooo:rsid="00b4ac2f" officeooo:paragraph-rsid="00194e32" style:font-weight-asian="bold" style:font-weight-complex="bold"/>
    </style:style>
    <style:style style:name="P66" style:family="paragraph" style:parent-style-name="Preformatted_20_Text" style:master-page-name="">
      <loext:graphic-properties draw:fill="none"/>
      <style:paragraph-properties fo:margin-left="2.499cm" fo:margin-right="0cm" fo:margin-top="0cm" fo:margin-bottom="0cm" style:contextual-spacing="false" fo:text-indent="-0.7cm" style:auto-text-indent="false" style:page-number="auto" fo:background-color="transparent"/>
      <style:text-properties style:font-name="Times New Roman" style:text-underline-style="none" fo:font-weight="bold" officeooo:rsid="00b4ac2f" officeooo:paragraph-rsid="0021e2ca" style:font-weight-asian="bold" style:font-weight-complex="bold"/>
    </style:style>
    <style:style style:name="P67" style:family="paragraph" style:parent-style-name="Preformatted_20_Text" style:master-page-name="">
      <loext:graphic-properties draw:fill="none"/>
      <style:paragraph-properties fo:margin-left="1cm" fo:margin-right="0cm" fo:margin-top="0cm" fo:margin-bottom="0cm" style:contextual-spacing="false" fo:text-indent="0cm" style:auto-text-indent="false" style:page-number="auto" fo:background-color="transparent"/>
      <style:text-properties style:font-name="Times New Roman" style:text-underline-style="none" fo:font-weight="bold" officeooo:rsid="00b4ac2f" officeooo:paragraph-rsid="0022d9d8" style:font-weight-asian="bold" style:font-weight-complex="bold"/>
    </style:style>
    <style:style style:name="P68" style:family="paragraph" style:parent-style-name="Preformatted_20_Text">
      <style:text-properties style:font-name="Times New Roman" style:text-underline-style="none" officeooo:paragraph-rsid="0024d97a"/>
    </style:style>
    <style:style style:name="P69" style:family="paragraph" style:parent-style-name="Preformatted_20_Text" style:master-page-name="">
      <loext:graphic-properties draw:fill="none"/>
      <style:paragraph-properties fo:margin-left="0.9cm" fo:margin-right="0cm" fo:margin-top="0cm" fo:margin-bottom="0cm" style:contextual-spacing="false" fo:text-indent="0cm" style:auto-text-indent="false" style:page-number="auto" fo:background-color="transparent"/>
      <style:text-properties style:font-name="Times New Roman" style:text-underline-style="none" officeooo:paragraph-rsid="0024d97a"/>
    </style:style>
    <style:style style:name="P70" style:family="paragraph" style:parent-style-name="Preformatted_20_Text">
      <loext:graphic-properties draw:fill="none"/>
      <style:paragraph-properties fo:margin-left="0.9cm" fo:margin-right="0cm" fo:margin-top="0cm" fo:margin-bottom="0cm" style:contextual-spacing="false" fo:text-indent="0cm" style:auto-text-indent="false" fo:background-color="transparent"/>
      <style:text-properties style:font-name="Times New Roman" style:text-underline-style="none" officeooo:paragraph-rsid="0024d97a"/>
    </style:style>
    <style:style style:name="P71" style:family="paragraph" style:parent-style-name="Preformatted_20_Text" style:master-page-name="">
      <loext:graphic-properties draw:fill="none"/>
      <style:paragraph-properties fo:margin-left="2cm" fo:margin-right="0cm" fo:margin-top="0cm" fo:margin-bottom="0cm" style:contextual-spacing="false" fo:text-indent="0cm" style:auto-text-indent="false" style:page-number="auto" fo:background-color="transparent"/>
      <style:text-properties style:font-name="Times New Roman" style:text-underline-style="none" officeooo:paragraph-rsid="0024d97a"/>
    </style:style>
    <style:style style:name="P72" style:family="paragraph" style:parent-style-name="Preformatted_20_Text">
      <loext:graphic-properties draw:fill="none"/>
      <style:paragraph-properties fo:margin-left="2cm" fo:margin-right="0cm" fo:margin-top="0cm" fo:margin-bottom="0cm" style:contextual-spacing="false" fo:text-indent="0cm" style:auto-text-indent="false" fo:background-color="transparent"/>
      <style:text-properties style:font-name="Times New Roman" style:text-underline-style="none" officeooo:paragraph-rsid="0024d97a"/>
    </style:style>
    <style:style style:name="P73" style:family="paragraph" style:parent-style-name="Preformatted_20_Text" style:master-page-name="">
      <loext:graphic-properties draw:fill="none"/>
      <style:paragraph-properties fo:margin-left="1cm" fo:margin-right="0cm" fo:margin-top="0cm" fo:margin-bottom="0cm" style:contextual-spacing="false" fo:text-indent="0cm" style:auto-text-indent="false" style:page-number="auto" fo:background-color="transparent"/>
      <style:text-properties style:font-name="Times New Roman" style:text-underline-style="none" officeooo:paragraph-rsid="0024d97a"/>
    </style:style>
    <style:style style:name="P74" style:family="paragraph" style:parent-style-name="Preformatted_20_Text">
      <loext:graphic-properties draw:fill="none"/>
      <style:paragraph-properties fo:margin-left="1cm" fo:margin-right="0cm" fo:margin-top="0cm" fo:margin-bottom="0cm" style:contextual-spacing="false" fo:text-indent="0cm" style:auto-text-indent="false" fo:background-color="transparent"/>
      <style:text-properties style:font-name="Times New Roman" style:text-underline-style="none" officeooo:paragraph-rsid="0024d97a"/>
    </style:style>
    <style:style style:name="P75" style:family="paragraph" style:parent-style-name="Preformatted_20_Text" style:master-page-name="">
      <loext:graphic-properties draw:fill="none"/>
      <style:paragraph-properties fo:margin-left="1cm" fo:margin-right="0cm" fo:margin-top="0cm" fo:margin-bottom="0cm" style:contextual-spacing="false" fo:text-indent="0cm" style:auto-text-indent="false" style:page-number="auto" fo:background-color="transparent"/>
      <style:text-properties style:font-name="Times New Roman" officeooo:rsid="001e6147" officeooo:paragraph-rsid="001e6147"/>
    </style:style>
    <style:style style:name="P76" style:family="paragraph" style:parent-style-name="Preformatted_20_Text">
      <loext:graphic-properties draw:fill="none"/>
      <style:paragraph-properties fo:margin-left="1cm" fo:margin-right="0cm" fo:margin-top="0cm" fo:margin-bottom="0cm" style:contextual-spacing="false" fo:text-indent="0cm" style:auto-text-indent="false" fo:background-color="transparent"/>
      <style:text-properties style:font-name="Times New Roman" officeooo:paragraph-rsid="001e6147"/>
    </style:style>
    <style:style style:name="P77" style:family="paragraph" style:parent-style-name="Preformatted_20_Text" style:master-page-name="">
      <loext:graphic-properties draw:fill="none"/>
      <style:paragraph-properties fo:margin-left="1cm" fo:margin-right="0cm" fo:margin-top="0cm" fo:margin-bottom="0cm" style:contextual-spacing="false" fo:text-indent="0cm" style:auto-text-indent="false" style:page-number="auto" fo:background-color="transparent"/>
      <style:text-properties style:font-name="Times New Roman" officeooo:paragraph-rsid="0020ddef"/>
    </style:style>
    <style:style style:name="P78" style:family="paragraph" style:parent-style-name="Preformatted_20_Text">
      <loext:graphic-properties draw:fill="none"/>
      <style:paragraph-properties fo:margin-left="3cm" fo:margin-right="0cm" fo:margin-top="0cm" fo:margin-bottom="0cm" style:contextual-spacing="false" fo:text-indent="0cm" style:auto-text-indent="false" fo:background-color="transparent"/>
      <style:text-properties style:font-name="Times New Roman" officeooo:rsid="00216e65" officeooo:paragraph-rsid="00216e65"/>
    </style:style>
    <style:style style:name="P79" style:family="paragraph" style:parent-style-name="Preformatted_20_Text">
      <style:text-properties style:font-name="Times New Roman" officeooo:rsid="0024d97a" officeooo:paragraph-rsid="0024d97a"/>
    </style:style>
    <style:style style:name="P80" style:family="paragraph" style:parent-style-name="Preformatted_20_Text">
      <style:text-properties style:font-name="Calibri" fo:font-size="11pt" fo:language="es" fo:country="ES" fo:font-style="normal" style:text-underline-style="none" fo:font-weight="normal" officeooo:paragraph-rsid="00194e32" style:font-size-asian="11pt" style:font-style-asian="normal" style:font-weight-asian="normal"/>
    </style:style>
    <style:style style:name="P81" style:family="paragraph" style:parent-style-name="Preformatted_20_Text" style:master-page-name="">
      <loext:graphic-properties draw:fill="none"/>
      <style:paragraph-properties fo:margin-left="1cm" fo:margin-right="0cm" fo:margin-top="0cm" fo:margin-bottom="0cm" style:contextual-spacing="false" fo:text-indent="0cm" style:auto-text-indent="false" style:page-number="auto" fo:background-color="transparent"/>
      <style:text-properties style:font-name="Times New Roman" fo:font-weight="bold" officeooo:paragraph-rsid="001ce881" style:font-weight-asian="bold" style:font-weight-complex="bold"/>
    </style:style>
    <style:style style:name="P82" style:family="paragraph" style:parent-style-name="Preformatted_20_Text">
      <loext:graphic-properties draw:fill="none"/>
      <style:paragraph-properties fo:margin-left="1.499cm" fo:margin-right="0cm" fo:margin-top="0cm" fo:margin-bottom="0cm" style:contextual-spacing="false" fo:text-indent="0cm" style:auto-text-indent="false" fo:background-color="transparent"/>
      <style:text-properties style:font-name="Times New Roman" officeooo:paragraph-rsid="001ce881"/>
    </style:style>
    <style:style style:name="P83" style:family="paragraph" style:parent-style-name="Preformatted_20_Text">
      <loext:graphic-properties draw:fill="none"/>
      <style:paragraph-properties fo:margin-left="1.499cm" fo:margin-right="0cm" fo:margin-top="0cm" fo:margin-bottom="0cm" style:contextual-spacing="false" fo:text-indent="0cm" style:auto-text-indent="false" fo:background-color="transparent"/>
      <style:text-properties style:font-name="Times New Roman" officeooo:paragraph-rsid="00269c80"/>
    </style:style>
    <style:style style:name="P84" style:family="paragraph" style:parent-style-name="Preformatted_20_Text">
      <loext:graphic-properties draw:fill="none"/>
      <style:paragraph-properties fo:margin-left="3.3cm" fo:margin-right="0cm" fo:margin-top="0cm" fo:margin-bottom="0cm" style:contextual-spacing="false" fo:text-indent="0cm" style:auto-text-indent="false" fo:background-color="transparent"/>
      <style:text-properties style:font-name="Times New Roman" officeooo:paragraph-rsid="00194e32"/>
    </style:style>
    <style:style style:name="P85" style:family="paragraph" style:parent-style-name="Preformatted_20_Text" style:master-page-name="">
      <loext:graphic-properties draw:fill="none"/>
      <style:paragraph-properties fo:margin-left="2.6cm" fo:margin-right="0cm" fo:margin-top="0cm" fo:margin-bottom="0cm" style:contextual-spacing="false" fo:text-indent="0cm" style:auto-text-indent="false" style:page-number="auto" fo:background-color="transparent"/>
      <style:text-properties style:font-name="Times New Roman" officeooo:paragraph-rsid="00194e32"/>
    </style:style>
    <style:style style:name="P86" style:family="paragraph" style:parent-style-name="Preformatted_20_Text" style:master-page-name="">
      <loext:graphic-properties draw:fill="none"/>
      <style:paragraph-properties fo:margin-left="3.099cm" fo:margin-right="0cm" fo:margin-top="0cm" fo:margin-bottom="0cm" style:contextual-spacing="false" fo:text-indent="0cm" style:auto-text-indent="false" style:page-number="auto" fo:background-color="transparent"/>
      <style:text-properties style:font-name="Times New Roman" fo:font-style="italic" officeooo:paragraph-rsid="00291ea1" style:font-style-asian="italic" style:font-style-complex="italic"/>
    </style:style>
    <style:style style:name="P87" style:family="paragraph" style:parent-style-name="Preformatted_20_Text" style:master-page-name="">
      <loext:graphic-properties draw:fill="none"/>
      <style:paragraph-properties fo:margin-left="1cm" fo:margin-right="0cm" fo:margin-top="0cm" fo:margin-bottom="0cm" style:contextual-spacing="false" fo:text-indent="0cm" style:auto-text-indent="false" style:page-number="auto" fo:background-color="transparent"/>
      <style:text-properties style:font-name="Times New Roman" fo:font-style="italic" officeooo:paragraph-rsid="00291ea1" style:font-style-asian="italic" style:font-style-complex="italic"/>
    </style:style>
    <style:style style:name="P88" style:family="paragraph" style:parent-style-name="Preformatted_20_Text">
      <loext:graphic-properties draw:fill="none"/>
      <style:paragraph-properties fo:margin-left="1cm" fo:margin-right="0cm" fo:margin-top="0cm" fo:margin-bottom="0cm" style:contextual-spacing="false" fo:text-indent="0cm" style:auto-text-indent="false" fo:background-color="transparent"/>
      <style:text-properties style:font-name="Times New Roman" fo:font-style="italic" officeooo:paragraph-rsid="00291ea1" style:font-style-asian="italic" style:font-style-complex="italic"/>
    </style:style>
    <style:style style:name="P89" style:family="paragraph" style:parent-style-name="Preformatted_20_Text">
      <loext:graphic-properties draw:fill="none"/>
      <style:paragraph-properties fo:margin-left="3.099cm" fo:margin-right="0cm" fo:margin-top="0cm" fo:margin-bottom="0cm" style:contextual-spacing="false" fo:text-indent="0cm" style:auto-text-indent="false" fo:background-color="transparent"/>
      <style:text-properties style:font-name="Times New Roman" fo:font-style="italic" officeooo:paragraph-rsid="002b3e94" style:font-style-asian="italic" style:font-style-complex="italic"/>
    </style:style>
    <style:style style:name="P90" style:family="paragraph" style:parent-style-name="Preformatted_20_Text" style:master-page-name="">
      <loext:graphic-properties draw:fill="none"/>
      <style:paragraph-properties fo:margin-left="1.101cm" fo:margin-right="0cm" fo:margin-top="0cm" fo:margin-bottom="0cm" style:contextual-spacing="false" fo:text-indent="0cm" style:auto-text-indent="false" style:page-number="auto" fo:background-color="transparent"/>
      <style:text-properties style:font-name="Times New Roman" fo:font-style="italic" officeooo:paragraph-rsid="002b3e94" style:font-style-asian="italic" style:font-style-complex="italic"/>
    </style:style>
    <style:style style:name="P91" style:family="paragraph" style:parent-style-name="Preformatted_20_Text">
      <loext:graphic-properties draw:fill="none"/>
      <style:paragraph-properties fo:margin-left="1.101cm" fo:margin-right="0cm" fo:margin-top="0cm" fo:margin-bottom="0cm" style:contextual-spacing="false" fo:text-indent="0cm" style:auto-text-indent="false" fo:background-color="transparent"/>
      <style:text-properties style:font-name="Times New Roman" fo:font-style="italic" officeooo:paragraph-rsid="002b3e94" style:font-style-asian="italic" style:font-style-complex="italic"/>
    </style:style>
    <style:style style:name="P92" style:family="paragraph" style:parent-style-name="Preformatted_20_Text" style:master-page-name="">
      <loext:graphic-properties draw:fill="none"/>
      <style:paragraph-properties fo:margin-left="2cm" fo:margin-right="0cm" fo:margin-top="0cm" fo:margin-bottom="0cm" style:contextual-spacing="false" fo:text-indent="0cm" style:auto-text-indent="false" style:page-number="auto" fo:background-color="transparent"/>
      <style:text-properties style:font-name="Times New Roman" fo:font-style="italic" officeooo:paragraph-rsid="002b3e94" style:font-style-asian="italic" style:font-style-complex="italic"/>
    </style:style>
    <style:style style:name="T1" style:family="text">
      <style:text-properties style:font-name="Calibri" fo:font-size="11pt" fo:language="es" fo:country="ES" fo:font-style="normal" style:text-underline-style="none" fo:font-weight="normal" style:font-size-asian="11pt" style:font-style-asian="normal" style:font-weight-asian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9e576d" style:font-weight-asian="bold" style:font-weight-complex="bold"/>
    </style:style>
    <style:style style:name="T4" style:family="text">
      <style:text-properties fo:font-weight="bold" officeooo:rsid="00a0290b" style:font-weight-asian="bold" style:font-weight-complex="bold"/>
    </style:style>
    <style:style style:name="T5" style:family="text">
      <style:text-properties fo:font-weight="bold" officeooo:rsid="001adf3c" style:font-weight-asian="bold" style:font-weight-complex="bold"/>
    </style:style>
    <style:style style:name="T6" style:family="text">
      <style:text-properties fo:font-weight="bold" officeooo:rsid="001ce881" style:font-weight-asian="bold" style:font-weight-complex="bold"/>
    </style:style>
    <style:style style:name="T7" style:family="text">
      <style:text-properties fo:font-weight="bold" officeooo:rsid="00291ea1" style:font-weight-asian="bold" style:font-weight-complex="bold"/>
    </style:style>
    <style:style style:name="T8" style:family="text">
      <style:text-properties fo:font-weight="bold" officeooo:rsid="002b3e94" style:font-weight-asian="bold" style:font-weight-complex="bold"/>
    </style:style>
    <style:style style:name="T9" style:family="text">
      <style:text-properties officeooo:rsid="009e576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adf3c" style:font-weight-asian="normal" style:font-weight-complex="normal"/>
    </style:style>
    <style:style style:name="T12" style:family="text">
      <style:text-properties fo:font-weight="normal" officeooo:rsid="001ce881" style:font-weight-asian="normal" style:font-weight-complex="normal"/>
    </style:style>
    <style:style style:name="T13" style:family="text">
      <style:text-properties fo:font-weight="normal" officeooo:rsid="0024d97a" style:font-weight-asian="normal" style:font-weight-complex="normal"/>
    </style:style>
    <style:style style:name="T14" style:family="text">
      <style:text-properties officeooo:rsid="00a0290b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20ddef" style:font-style-asian="italic" style:font-weight-asian="bold" style:font-style-complex="italic" style:font-weight-complex="bold"/>
    </style:style>
    <style:style style:name="T18" style:family="text">
      <style:text-properties officeooo:rsid="00b335d3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officeooo:rsid="001adf3c"/>
    </style:style>
    <style:style style:name="T22" style:family="text">
      <style:text-properties officeooo:rsid="001ce881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fo:font-weight="bold" style:font-weight-asian="bold" style:font-weight-complex="bold"/>
    </style:style>
    <style:style style:name="T25" style:family="text">
      <style:text-properties style:text-underline-style="none" fo:font-weight="bold" officeooo:rsid="001ce881" style:font-weight-asian="bold" style:font-weight-complex="bold"/>
    </style:style>
    <style:style style:name="T26" style:family="text">
      <style:text-properties officeooo:rsid="001e6147"/>
    </style:style>
    <style:style style:name="T27" style:family="text">
      <style:text-properties officeooo:rsid="0020ddef"/>
    </style:style>
    <style:style style:name="T28" style:family="text">
      <style:text-properties officeooo:rsid="0022d9d8"/>
    </style:style>
    <style:style style:name="T29" style:family="text">
      <style:text-properties officeooo:rsid="0024d97a"/>
    </style:style>
    <style:style style:name="T30" style:family="text">
      <style:text-properties fo:font-variant="normal" fo:text-transform="none" fo:color="#1b1b1b" loext:opacity="100%" style:font-name="Inter" fo:font-size="9.60000038146973pt" fo:letter-spacing="normal" fo:font-style="normal" fo:font-weight="normal"/>
    </style:style>
    <style:style style:name="T31" style:family="text">
      <style:text-properties fo:font-variant="normal" fo:text-transform="none" fo:color="#1b1b1b" loext:opacity="100%" style:font-name="Inter" fo:font-size="9.60000038146973pt" fo:letter-spacing="normal" fo:font-style="normal" fo:font-weight="normal" officeooo:rsid="00291ea1"/>
    </style:style>
    <style:style style:name="T32" style:family="text">
      <style:text-properties officeooo:rsid="00291ea1"/>
    </style:style>
    <style:style style:name="T33" style:family="text">
      <style:text-properties officeooo:rsid="002a9839"/>
    </style:style>
    <style:style style:name="T34" style:family="text">
      <style:text-properties officeooo:rsid="002b3e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I. {FORMULARIOS}</text:p>
      <text:p text:style-name="P25"/>
      <text:p text:style-name="P52">UX</text:p>
      <text:p text:style-name="P25"><text:tab/><text:a xlink:type="simple" xlink:href="https://olgacarreras.blogspot.com/2007/02/formularios-usables-60-directrices-de.html" text:style-name="Internet_20_link" text:visited-style-name="Visited_20_Internet_20_Link"><text:span text:style-name="T1">https://olgacarreras.blogspot.com/2007/02/formularios-usables-60-directrices-de.html</text:span></text:a></text:p>
      <text:p text:style-name="P80"/>
      <text:p text:style-name="P25">1. <text:span text:style-name="T2">&lt;form&gt;</text:span>No tiene representación gráfica<text:span text:style-name="T2">&lt;/form&gt;</text:span></text:p>
      <text:p text:style-name="P25">Propiedades</text:p>
      <text:p text:style-name="P26"><text:span text:style-name="T2">action</text:span>="url donde enviara la información una vez recogida"</text:p>
      <text:p text:style-name="P27"><text:span text:style-name="T2">method=</text:span>"metodo de los navegadores para mandar la información: get o post"</text:p>
      <text:p text:style-name="P25"/>
      <text:p text:style-name="P28">"<text:span text:style-name="T2">get</text:span>" </text:p>
      <text:p text:style-name="P30">los nombres de nuestros controles y los valores introducidos se muestran en la URL del navegador. </text:p>
      <text:p text:style-name="P32">Se usa para formularios de búsqueda. Limitada en número. Favoritos</text:p>
      <text:p text:style-name="P29"><text:span text:style-name="T3">“p</text:span><text:span text:style-name="T2">ost”</text:span> </text:p>
      <text:p text:style-name="P32"><text:span text:style-name="T9">mas uso,por seguridad,</text:span>datos no aparecen <text:span text:style-name="T9">en la URL</text:span>, ilimitados y posibilita subida de ficheros al servidor. </text:p>
      <text:p text:style-name="P56"><text:span text:style-name="T2">enctype:</text:span> <text:span text:style-name="T9">T</text:span>ipo de codificación <text:span text:style-name="T21">al enviar datos, solo con method post</text:span></text:p>
      <text:p text:style-name="P58">application/x-www-form-urlencode<text:tab/>(por defecto)</text:p>
      <text:p text:style-name="P38">multipart/form-data<text:tab/><text:span text:style-name="T21">(requerido si queremos subir-bajar ficheros al formulario)</text:span></text:p>
      <text:p text:style-name="P38">text/plain</text:p>
      <text:p text:style-name="P28"/>
      <text:p text:style-name="P55"><text:span text:style-name="T2"><text:s/></text:span><text:span text:style-name="T3">a</text:span><text:span text:style-name="T2">c</text:span><text:span text:style-name="T5">c</text:span><text:span text:style-name="T2">ept= “</text:span><text:span text:style-name="T11">tipo MIME</text:span><text:span text:style-name="T5">”</text:span>; </text:p>
      <text:p text:style-name="P57">e<text:span text:style-name="T10">spe</text:span><text:span text:style-name="T11">cifica tipo de archivos que se pueden subir con el formulario, solo si se suben files</text:span></text:p>
      <text:p text:style-name="P53"><text:span text:style-name="T2"><text:s/></text:span><text:span text:style-name="T3">a</text:span><text:span text:style-name="T2">cept-charset= </text:span>UTF-8 o ISO-8859-1(latino); </text:p>
      <text:p text:style-name="P54">espera lista de caracteres separados por comas, codificación de caracteres <text:span text:style-name="T2">No se suele usar</text:span></text:p>
      <text:p text:style-name="P27"/>
      <text:p text:style-name="P25">2.<text:span text:style-name="T2">&lt;input </text:span></text:p>
      <text:p text:style-name="P50"><text:span text:style-name="T22">(</text:span>No tiene etiqueta de cierre, es importante cerrarla adecuadamente para cumplir standares <text:span text:style-name="T22">)9</text:span></text:p>
      <text:p text:style-name="P25"/>
      <text:p text:style-name="P34"><text:span text:style-name="T2">type="text"</text:span>&gt; caja con una linea de texto</text:p>
      <text:p text:style-name="P33"><text:span text:style-name="T9">otros type son:</text:span><text:span text:style-name="T2">url,email,password,tel</text:span> (determinan la forma de escribir y las reglas de validación)</text:p>
      <text:p text:style-name="P3"/>
      <text:p text:style-name="P35"><text:span text:style-name="T10">type=</text:span><text:span text:style-name="T2">"file"</text:span>, crea un <text:span text:style-name="T17">cuadtro de texto + </text:span><text:span text:style-name="T16">botón q</text:span>ue permite subir archivos</text:p>
      <text:p text:style-name="P32"><text:span text:style-name="T2">multiple</text:span>; atributo que permite la selección de varios archivos a la vez(funciona en email y file)</text:p>
      <text:p text:style-name="P32"><text:span text:style-name="T2">accept="image/*,video/*"</text:span> especifica los tipos de archivos que podemos seleccionar, subir. </text:p>
      <text:p text:style-name="P36"><text:span text:style-name="T2">(no usar,</text:span> no funciona en todos los navegadores)</text:p>
      <text:p text:style-name="P32">****En la etiqueta f<text:span text:style-name="T2">orm </text:span>debe tener la ppdad<text:span text:style-name="T2"> enctype="multipart/form-data" </text:span>si se quiere enviar archivos con el form</text:p>
      <text:p text:style-name="P78">ppdad value no funciona en este</text:p>
      <text:p text:style-name="P34"/>
      <text:p text:style-name="P59">type="<text:span text:style-name="T2">color</text:span>" crea un botton que despliega una paleta de colores para seleccionar un color</text:p>
      <text:p text:style-name="P60"/>
      <text:p text:style-name="P35">type="<text:span text:style-name="T2">range</text:span>" crea una barra de control de volumen</text:p>
      <text:p text:style-name="P35"/>
      <text:p text:style-name="P35">type="<text:span text:style-name="T2">number</text:span>", </text:p>
      <text:p text:style-name="P30">crea caja que permite introducir números enteros, con <text:span text:style-name="T14">2</text:span> flechas para incrementar o <text:span text:style-name="T14">disminuir</text:span>.</text:p>
      <text:p text:style-name="P30">atributos <text:span text:style-name="T2">min=</text:span>"4" <text:span text:style-name="T2">max=</text:span>"8" <text:span text:style-name="T2">step=</text:span>"2" limita el valor a introducir a número mayor o iguales , menor o iguales <text:s/><text:span text:style-name="T14">o</text:span> pares.</text:p>
      <text:p text:style-name="P31"/>
      <text:p text:style-name="P35">type="<text:span text:style-name="T2">search</text:span>", crea una caja tipica de búsqueda </text:p>
      <text:p text:style-name="P37"/>
      <text:p text:style-name="P35">type="<text:span text:style-name="T2">hidden</text:span>" </text:p>
      <text:p text:style-name="P38">permite enviar información oculta, pero que aparece en el código de la página web</text:p>
      <text:p text:style-name="P39">no usar para datos confidenciales, si para <text:span text:style-name="T29">datos relevantes para el servidor que no le afectan al usuario:</text:span> idioma, fecha o tiempo que el usuario tarda en rellenar.</text:p>
      <text:p text:style-name="P5">Tiempo</text:p>
      <text:p text:style-name="P60">type="<text:span text:style-name="T2">time</text:span>" contro<text:span text:style-name="T14">l</text:span> que permite escoger una hora y decir si es am o pm</text:p>
      <text:p text:style-name="P83">type="<text:span text:style-name="T2">date</text:span></text:p>
      <text:p text:style-name="P60">type="<text:span text:style-name="T2">datetime-local</text:span>" crea una caja que permite seleccionar una fecha y una hora,</text:p>
      <text:p text:style-name="P60">type="<text:span text:style-name="T2">week</text:span>" caja a escoger número de la semana y el año</text:p>
      <text:p text:style-name="P60">type="<text:span text:style-name="T2">month</text:span>" caja a escoger año y mes</text:p>
      <text:p text:style-name="P60"/>
      <text:p text:style-name="P6"><text:soft-page-break/>Seleccion</text:p>
      <text:p text:style-name="P35">type="<text:span text:style-name="T2">checkbox</text:span>" crea cuadro de verificación, similar a radio button pero <text:span text:style-name="T15">permite varias respuestas </text:span>a la vez. </text:p>
      <text:p text:style-name="P40"><text:span text:style-name="T2">value</text:span><text:span text:style-name="T4">=</text:span> que información envia form cuando esta checkeado.</text:p>
      <text:p text:style-name="P34">type="<text:span text:style-name="T2">radio</text:span>", crea radio button, permite <text:span text:style-name="T15">escoger una sola opción</text:span> de una lista.</text:p>
      <text:p text:style-name="P41"><text:span text:style-name="T4">n</text:span><text:span text:style-name="T2">ame</text:span>. <text:span text:style-name="T14">p</text:span>ara que solo deje escoger una todos los radio button deben tener el <text:span text:style-name="T2">mismo </text:span></text:p>
      <text:p text:style-name="P42"><text:span text:style-name="T2">value</text:span> de cada radio botton con un valor <text:span text:style-name="T14">que </text:span>es la información envia form cuando esta checkeado.</text:p>
      <text:p text:style-name="P42"><text:span text:style-name="T2">checked</text:span>="checked", aparece ya pulsado (tambien es valida para checkbox)</text:p>
      <text:p text:style-name="P42"/>
      <text:p text:style-name="P87"><text:span text:style-name="T2">&lt;datalist&gt;</text:span> <text:span text:style-name="T32">asociado <text:s/>a un input <text:s/></text:span><text:span text:style-name="T33">con la propiedad</text:span><text:span text:style-name="T32"> </text:span><text:span text:style-name="T7">list</text:span><text:span text:style-name="T32"> <text:s/>con igual valor que <text:s/>la id de este</text:span> </text:p>
      <text:p text:style-name="P88"><text:tab/><text:tab/><text:span text:style-name="T33">tylpe: text, time, rango, color</text:span></text:p>
      <text:p text:style-name="P85"><text:span text:style-name="T31">C</text:span><text:span text:style-name="T30">ontiene un conjunto de elementos que representan las opciones permitidas o recomendadas disponibles para elegir dentro de otros controle</text:span><text:span text:style-name="T32">s</text:span></text:p>
      <text:p text:style-name="P86">&lt;label for="ice-cream-choice"&gt;Choose a flavor:&lt;/label&gt;</text:p>
      <text:p text:style-name="P89"><text:line-break/>&lt;input list="ice-cream-flavors" id="ice-cream-choice" name="ice-cream-choice"&gt;<text:line-break/><text:line-break/>&lt;datalist id="ice-cream-flavors"&gt;<text:line-break/> &lt;option value="Chocolate"&gt;<text:line-break/> &lt;option value="Coconut"&gt;<text:line-break/> &lt;option value="Mint"&gt;<text:line-break/> &lt;option value="Strawberry"&gt;<text:line-break/> &lt;option value="Vanilla"&gt;<text:line-break/>&lt;/datalist&gt;</text:p>
      <text:p text:style-name="P90"><text:span text:style-name="T8">&lt;keygen </text:span><text:span text:style-name="T34">name= “encriptación”&gt; </text:span></text:p>
      <text:p text:style-name="P92"><text:span text:style-name="T34">contiene menú desplegable que permite seleccionar el grado de encriptacion</text:span></text:p>
      <text:p text:style-name="P91"><text:span text:style-name="T2">&lt;</text:span><text:span text:style-name="T8">outlput&gt;</text:span><text:span text:style-name="T34"> muestra el resultado de un cálculo matemático</text:span><text:line-break/></text:p>
      <text:p text:style-name="P42"/>
      <text:p text:style-name="P43">Botton</text:p>
      <text:p text:style-name="P34">type="<text:span text:style-name="T2">button</text:span>" sin efecto al clic<text:span text:style-name="T14">k</text:span>ar, se le añade con javascript, </text:p>
      <text:p text:style-name="P7"><text:span text:style-name="T2">value</text:span>="texto aparece en el boton" propiedad </text:p>
      <text:p text:style-name="P34">type=<text:span text:style-name="T2">"submit"</text:span> crea un boton con el texto enviar consulta. </text:p>
      <text:p text:style-name="P44"><text:span text:style-name="T2">value=</text:span>"texto aparece en el boton" propiedad</text:p>
      <text:p text:style-name="P35">type="<text:span text:style-name="T2">reset</text:span>" crea un botton que al pulsar restablece los controles a su estado por defecto</text:p>
      <text:p text:style-name="P34">type=<text:span text:style-name="T2">"image"</text:span> define una imagen como botón de envío, <text:s/>idem que submit</text:p>
      <text:p text:style-name="P45">(poco utilizado mejor en CSS). Sin acción. </text:p>
      <text:p text:style-name="P45">atributos <text:tab/><text:span text:style-name="T2">alt=</text:span>"texto alternativo a imagen" </text:p>
      <text:p text:style-name="P46"><text:span text:style-name="T2">src=</text:span>"ruta a la imagen"</text:p>
      <text:p text:style-name="P35"/>
      <text:p text:style-name="P25"/>
      <text:p text:style-name="P49">Propiedades comunes </text:p>
      <text:p text:style-name="P8"><text:span text:style-name="T2">name</text:span>="" define nombre del control y es importante porque será enviado junto con los datos del control, <text:span text:style-name="T26">para referenciarlo en CSS o javascrip, funciona como el id.</text:span></text:p>
      <text:p text:style-name="P9"/>
      <text:p text:style-name="P9"><text:span text:style-name="T2">placeholder</text:span>="email" escribe en el interior de la <text:span text:style-name="T15">caja de texto</text:span> un texto guía en gris claro, no editable.</text:p>
      <text:p text:style-name="P61"><text:span text:style-name="T2">value</text:span>="text"; carácteres que se muestra en la caja el text, es editable, no se borra al recibir el foco.</text:p>
      <text:p text:style-name="P63">(poco uso, se hace con javascript o HTML5)</text:p>
      <text:p text:style-name="P9"/>
      <text:p text:style-name="P9"><text:span text:style-name="T2">autocomlete</text:span>="off"; </text:p>
      <text:p text:style-name="P10">evita que recuerde datos intruducidos anteriormente y lo rellene automáticamente. </text:p>
      <text:p text:style-name="P11">Funciona en:<text:span text:style-name="T15">text, search, url, tel, email,datepickers,password,range,color</text:span></text:p>
      <text:p text:style-name="P11">Por defecto valor "on"</text:p>
      <text:p text:style-name="P26"><text:span text:style-name="T2">autofocus</text:span>="autofocus";<text:tab/>propiedad que da el foco al elemento al cargar la página.</text:p>
      <text:p text:style-name="P27"/>
      <text:p text:style-name="P27"><text:span text:style-name="T2">disabled</text:span>="disable"; desactiva input. <text:span text:style-name="T27">(boleano, por defecto true)</text:span></text:p>
      <text:p text:style-name="P77"><text:span text:style-name="T2">readonly</text:span>="readonly"; no permite editar texto.<text:span text:style-name="T27">(boleano, por defecto true)</text:span></text:p>
      <text:p text:style-name="P27"><text:span text:style-name="T2">required</text:span>="required"; dato requerido, no deja enviar form hasta que se rellene</text:p>
      <text:p text:style-name="P61"><text:span text:style-name="T2">checked</text:span>="checked", afecta a checkbox y radio</text:p>
      <text:p text:style-name="P62"><text:span text:style-name="T2">multiple</text:span>="multiple" permite selecionar mas de un valor</text:p>
      <text:p text:style-name="P63">utiliazable en: <text:span text:style-name="T15">range, mon, week,date, time, datetime-local, number</text:span>, </text:p>
      <text:p text:style-name="P27"/>
      <text:p text:style-name="P27"><text:soft-page-break/><text:span text:style-name="T2">min</text:span>="4" <text:span text:style-name="T2">max</text:span>="8" s<text:span text:style-name="T2">tep</text:span>="2 </text:p>
      <text:p text:style-name="P28">afectan a number, date, time, range, month, datetime-local</text:p>
      <text:p text:style-name="P75"><text:span text:style-name="T2">size= </text:span>“n.º de caracteres”,cuadro texto, <text:s/>especifica el ancho de cuadro texto en n.º de caracteres.</text:p>
      <text:p text:style-name="P76"><text:span text:style-name="T2">maxlength</text:span>="5"; <text:s/><text:span text:style-name="T26">cuadro texto, </text:span>el número máximo de caracteres que deja introducir <text:span text:style-name="T26">en el cuadro de texto</text:span></text:p>
      <text:p text:style-name="P76"/>
      <text:p text:style-name="P12"><text:span text:style-name="T2">cursor:</text:span>pointer; cambia el icono del ratón cuando pasa por encima.</text:p>
      <text:p text:style-name="P27"/>
      <text:p text:style-name="P27"><text:span text:style-name="T2">pattern</text:span>="" </text:p>
      <text:p text:style-name="P47">Permite validar una entrada en base a una expresion regular(modelos o patrones que describen los caracteres que se pueden ingresar)</text:p>
      <text:p text:style-name="P48"><text:span text:style-name="T2">titel</text:span>="explicación indicativa de lo que puede escribir" atributo global </text:p>
      <text:p text:style-name="P48">avisa la usuario si no cumple la expresión regular. </text:p>
      <text:p text:style-name="P13">Text, search, url, tel, email, password</text:p>
      <text:p text:style-name="P48">EJEM: patern="[A-Za-z]{3}" title="Introduce código de tres letras"</text:p>
      <text:p text:style-name="P25"><text:tab/><text:tab/><text:tab/></text:p>
      <text:p text:style-name="P25"><text:span text:style-name="T29">4</text:span><text:span text:style-name="T22">. </text:span>&lt;<text:span text:style-name="T2">textarea</text:span>&gt; escribir mucho texto. </text:p>
      <text:p text:style-name="P49">Atributos </text:p>
      <text:p text:style-name="P26"><text:span text:style-name="T24">name </text:span>="", </text:p>
      <text:p text:style-name="P27"><text:span text:style-name="T24">col</text:span><text:span text:style-name="T23"> </text:span>="número" por defecto 20 ancho,</text:p>
      <text:p text:style-name="P27"><text:span text:style-name="T24">row</text:span> ="número" por defecto 2 alto.</text:p>
      <text:p text:style-name="P28">Admite return para saltos de línea, si se supera el número de row muestra barra desplazamiento</text:p>
      <text:p text:style-name="P67">disabled</text:p>
      <text:p text:style-name="P25"><text:span text:style-name="T29">5</text:span><text:span text:style-name="T22">. </text:span>&lt;<text:span text:style-name="T2">select</text:span>&gt; genera listas desplegables y listas de selección múltiple con la tecla "CONTROL" </text:p>
      <text:p text:style-name="P26">Mejor que radio cuando hay tres o más opciones</text:p>
      <text:p text:style-name="P49">atributos: </text:p>
      <text:p text:style-name="P50"><text:span text:style-name="T24">name</text:span><text:span text:style-name="T19"> </text:span>=""</text:p>
      <text:p text:style-name="P51"><text:span text:style-name="T24">multiple</text:span><text:span text:style-name="T19"> </text:span>="multiple"</text:p>
      <text:p text:style-name="P23"><text:span text:style-name="T25">s</text:span><text:span text:style-name="T24">ize</text:span>=”3” n.º de opciones que muestra antes de desplegarse</text:p>
      <text:p text:style-name="P2">readonly</text:p>
      <text:p text:style-name="P66">disabled</text:p>
      <text:p text:style-name="P26">&lt;<text:span text:style-name="T2">option</text:span>&gt; <text:span text:style-name="T18">para definir elementos del select.</text:span></text:p>
      <text:p text:style-name="P34"><text:s/>atributo </text:p>
      <text:p text:style-name="P38"><text:span text:style-name="T24">value</text:span><text:span text:style-name="T19"> </text:span>="" valor que envía el formulario</text:p>
      <text:p text:style-name="P65">disabled</text:p>
      <text:p text:style-name="P24"><text:span text:style-name="T20">selected </text:span>la que muestra por defecto</text:p>
      <text:p text:style-name="P81">&lt;optgroup&gt; </text:p>
      <text:p text:style-name="P4"><text:span text:style-name="T22">A</text:span>grupar <text:span text:style-name="T28">opciones elementos de una lista desplegable</text:span> en áreas con etiquetas </text:p>
      <text:p text:style-name="P64"><text:s/><text:span text:style-name="T2">label=""</text:span> pone etiqueta a área</text:p>
      <text:p text:style-name="P1">disabled</text:p>
      <text:p text:style-name="P14">&lt;form action="#" <text:span text:style-name="T28">method=”post”</text:span>&gt;</text:p>
      <text:p text:style-name="P15"><text:s text:c="6"/>&lt;label for="lang"&gt;Lenguaje&lt;/label&gt;</text:p>
      <text:p text:style-name="P15"><text:s text:c="6"/>&lt;select name="lenguajes" id="lang"&gt;</text:p>
      <text:p text:style-name="P16">&lt;<text:span text:style-name="T28">optgroup id=”primernivel” label=”Lenguajes dirigidos a objeto”&gt;</text:span></text:p>
      <text:p text:style-name="P18"><text:s text:c="8"/>&lt;option value="javascript"&gt;JavaScript&lt;/option&gt;</text:p>
      <text:p text:style-name="P17"><text:s text:c="8"/>&lt;option value="php"&gt;PHP&lt;/option&gt;</text:p>
      <text:p text:style-name="P16">&lt;/<text:span text:style-name="T28">optgroup&gt;</text:span></text:p>
      <text:p text:style-name="P20">&lt;<text:span text:style-name="T28">optgroup id=”generales” label=”Lenguajes generales”&gt;</text:span></text:p>
      <text:p text:style-name="P18"><text:s text:c="8"/>&lt;option value="java"&gt;Java&lt;/option&gt;</text:p>
      <text:p text:style-name="P19"><text:s text:c="8"/>&lt;option value="golang"&gt;Golang&lt;/option&gt;</text:p>
      <text:p text:style-name="P19"><text:s text:c="8"/>&lt;option value="python"&gt;Python&lt;/option&gt;</text:p>
      <text:p text:style-name="P19"><text:s text:c="8"/>&lt;option value="c#"&gt;C#&lt;/option&gt;</text:p>
      <text:p text:style-name="P19"><text:s text:c="8"/>&lt;option value="C++"&gt;C++&lt;/option&gt;</text:p>
      <text:p text:style-name="P19"><text:s text:c="8"/>&lt;option value="erlang"&gt;Erlang&lt;/option&gt;</text:p>
      <text:p text:style-name="P20">&lt;/<text:span text:style-name="T28">optgroup&gt;</text:span></text:p>
      <text:p text:style-name="P15"><text:s text:c="6"/>&lt;/select&gt;</text:p>
      <text:p text:style-name="P15"><text:s text:c="6"/>&lt;input type="submit" value="Enviar" /&gt;</text:p>
      <text:p text:style-name="P15">&lt;/form&gt;</text:p>
      <text:p text:style-name="P79">Organizar formulario:</text:p>
      <text:p text:style-name="P68"><text:span text:style-name="T13">6</text:span><text:span text:style-name="T12">. </text:span><text:span text:style-name="T2">&lt;label&gt; </text:span>titulo-explica un elemento y al clicar texto label se activa la caja de texto asociada. value=""</text:p>
      <text:p text:style-name="P69">Sintaxis:<text:tab/></text:p>
      <text:p text:style-name="P71">- incluyendo la etiqueta input dentro de sus etiquetas pcpio y final</text:p>
      <text:p text:style-name="P72">- creando id en elemento y en label con la propiedad <text:span text:style-name="T2">for</text:span>="id creada para el elemento" </text:p>
      <text:p text:style-name="P21">&lt;label for="firsname"&gt;Nombre&lt;/label&gt;</text:p>
      <text:p text:style-name="P22"><text:soft-page-break/>&lt;input id="firstname"/&gt;</text:p>
      <text:p text:style-name="P70">Input y label, son inline. Si queremos <text:span text:style-name="T18">evitar,</text:span> hay que englobarlos en <text:s/>elementos block inline-block</text:p>
      <text:p text:style-name="P68"/>
      <text:p text:style-name="P68"><text:span text:style-name="T13">7</text:span><text:span text:style-name="T12">.</text:span><text:span text:style-name="T6"> </text:span><text:span text:style-name="T2">&lt;fieldset&gt;</text:span> elemento <text:span text:style-name="T18">utilizado para agrupar</text:span> a <text:s/>label <text:span text:style-name="T18">e </text:span>input relacionados entre si. </text:p>
      <text:p text:style-name="P73">&lt;<text:span text:style-name="T2">legend&gt;</text:span> asociado a fieldset, incluyendolo dentro. Da <text:span text:style-name="T2">titular</text:span> del fieldset</text:p>
      <text:p text:style-name="P73">Tipo block, crea un <text:span text:style-name="T2">marco </text:span>alrededor de los elementos que engloba.<text:tab/></text:p>
      <text:p text:style-name="P74"><text:span text:style-name="T2">disabled="disabled"</text:span>; propiedad, deshabilita todos los controles que contiene. </text:p>
      <text:p text:style-name="P74">Puede haber varios en un formulario.</text:p>
      <text:p text:style-name="P25"/>
      <text:p text:style-name="P25"/>
      <text:p text:style-name="P25"/>
      <text:p text:style-name="P25">*Nota: si dos elementos inline no están alienados verticalmente, se puede corregir css con vertical-align:middle; centra verticalment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Inter" svg:font-family="Inter, BlinkMacSystemFont, 'Segoe UI', Roboto, Oxygen, Ubuntu, Cantarell, 'Fira Sans', 'Droid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8T12:27:38.901000000</meta:creation-date>
    <dc:date>2023-03-02T17:07:15.036000000</dc:date>
    <meta:editing-duration>PT5H44M16S</meta:editing-duration>
    <meta:editing-cycles>17</meta:editing-cycles>
    <meta:generator>LibreOffice/7.4.5.1$Windows_X86_64 LibreOffice_project/9c0871452b3918c1019dde9bfac75448afc4b57f</meta:generator>
    <meta:document-statistic meta:table-count="0" meta:image-count="0" meta:object-count="0" meta:page-count="4" meta:paragraph-count="154" meta:word-count="1172" meta:character-count="8495" meta:non-whitespace-character-count="7318"/>
  </office:meta>
</office:document-meta>
</file>